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16_07:57: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74961" calcext:value-type="float">
            <text:p>74961</text:p>
          </table:table-cell>
          <table:table-cell office:value-type="float" office:value="2175" calcext:value-type="float">
            <text:p>2175</text:p>
          </table:table-cell>
          <table:table-cell office:value-type="float" office:value="72786" calcext:value-type="float">
            <text:p>7278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97" calcext:value-type="float">
            <text:p>97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M2]/([.E2]+[.I2]+[.M2])" office:value-type="percentage" office:value="0.0061820652173913" calcext:value-type="percentage">
            <text:p>0.62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72495" calcext:value-type="float">
            <text:p>72495</text:p>
          </table:table-cell>
          <table:table-cell office:value-type="float" office:value="1567" calcext:value-type="float">
            <text:p>1567</text:p>
          </table:table-cell>
          <table:table-cell office:value-type="float" office:value="70928" calcext:value-type="float">
            <text:p>70928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71" calcext:value-type="float">
            <text:p>71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1295" calcext:value-type="float">
            <text:p>1295</text:p>
          </table:table-cell>
          <table:table-cell/>
          <table:table-cell table:formula="of:=[.M3]/([.E3]+[.I3]+[.M3])" office:value-type="percentage" office:value="0.0177188517636757" calcext:value-type="percentage">
            <text:p>1.77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72168" calcext:value-type="float">
            <text:p>72168</text:p>
          </table:table-cell>
          <table:table-cell office:value-type="float" office:value="843" calcext:value-type="float">
            <text:p>843</text:p>
          </table:table-cell>
          <table:table-cell office:value-type="float" office:value="71325" calcext:value-type="float">
            <text:p>71325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42" calcext:value-type="float">
            <text:p>42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/>
          <table:table-cell table:formula="of:=[.M4]/([.E4]+[.I4]+[.M4])" office:value-type="percentage" office:value="0.0169999863672924" calcext:value-type="percentage">
            <text:p>1.7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73064" calcext:value-type="float">
            <text:p>73064</text:p>
          </table:table-cell>
          <table:table-cell office:value-type="float" office:value="1510" calcext:value-type="float">
            <text:p>1510</text:p>
          </table:table-cell>
          <table:table-cell office:value-type="float" office:value="71554" calcext:value-type="float">
            <text:p>71554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69" calcext:value-type="float">
            <text:p>69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4" calcext:value-type="float">
            <text:p>4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[.M5]/([.E5]+[.I5]+[.M5])" office:value-type="percentage" office:value="0.0174141479796338" calcext:value-type="percentage">
            <text:p>1.74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73238" calcext:value-type="float">
            <text:p>73238</text:p>
          </table:table-cell>
          <table:table-cell office:value-type="float" office:value="2058" calcext:value-type="float">
            <text:p>2058</text:p>
          </table:table-cell>
          <table:table-cell office:value-type="float" office:value="71180" calcext:value-type="float">
            <text:p>71180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95" calcext:value-type="float">
            <text:p>95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float" office:value="1070" calcext:value-type="float">
            <text:p>1070</text:p>
          </table:table-cell>
          <table:table-cell/>
          <table:table-cell table:formula="of:=[.M6]/([.E6]+[.I6]+[.M6])" office:value-type="percentage" office:value="0.014679251495363" calcext:value-type="percentage">
            <text:p>1.4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78137" calcext:value-type="float">
            <text:p>78137</text:p>
          </table:table-cell>
          <table:table-cell office:value-type="float" office:value="1740" calcext:value-type="float">
            <text:p>1740</text:p>
          </table:table-cell>
          <table:table-cell office:value-type="float" office:value="76397" calcext:value-type="float">
            <text:p>76397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85" calcext:value-type="float">
            <text:p>8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M7]/([.E7]+[.I7]+[.M7])" office:value-type="percentage" office:value="0.0092840932535589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67552" calcext:value-type="float">
            <text:p>67552</text:p>
          </table:table-cell>
          <table:table-cell office:value-type="float" office:value="1801" calcext:value-type="float">
            <text:p>1801</text:p>
          </table:table-cell>
          <table:table-cell office:value-type="float" office:value="65751" calcext:value-type="float">
            <text:p>65751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86" calcext:value-type="float">
            <text:p>86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table:formula="of:=[.M8]/([.E8]+[.I8]+[.M8])" office:value-type="percentage" office:value="0.0156936038922511" calcext:value-type="percentage">
            <text:p>1.57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69610" calcext:value-type="float">
            <text:p>69610</text:p>
          </table:table-cell>
          <table:table-cell office:value-type="float" office:value="1803" calcext:value-type="float">
            <text:p>1803</text:p>
          </table:table-cell>
          <table:table-cell office:value-type="float" office:value="67807" calcext:value-type="float">
            <text:p>67807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89" calcext:value-type="float">
            <text:p>89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M9]/([.E9]+[.I9]+[.M9])" office:value-type="percentage" office:value="0.0115197356981395" calcext:value-type="percentage">
            <text:p>1.1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78716" calcext:value-type="float">
            <text:p>78716</text:p>
          </table:table-cell>
          <table:table-cell office:value-type="float" office:value="1803" calcext:value-type="float">
            <text:p>1803</text:p>
          </table:table-cell>
          <table:table-cell office:value-type="float" office:value="76913" calcext:value-type="float">
            <text:p>76913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5" calcext:value-type="float">
            <text:p>9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M10]/([.E10]+[.I10]+[.M10])" office:value-type="percentage" office:value="0.0111214559924497" calcext:value-type="percentage">
            <text:p>1.11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79941" calcext:value-type="float">
            <text:p>79941</text:p>
          </table:table-cell>
          <table:table-cell office:value-type="float" office:value="1473" calcext:value-type="float">
            <text:p>1473</text:p>
          </table:table-cell>
          <table:table-cell office:value-type="float" office:value="78468" calcext:value-type="float">
            <text:p>78468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67" calcext:value-type="float">
            <text:p>67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/>
          <table:table-cell table:formula="of:=[.M11]/([.E11]+[.I11]+[.M11])" office:value-type="percentage" office:value="0.0097546926457882" calcext:value-type="percentage">
            <text:p>0.98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73664" calcext:value-type="float">
            <text:p>73664</text:p>
          </table:table-cell>
          <table:table-cell office:value-type="float" office:value="1803" calcext:value-type="float">
            <text:p>1803</text:p>
          </table:table-cell>
          <table:table-cell office:value-type="float" office:value="71861" calcext:value-type="float">
            <text:p>71861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84" calcext:value-type="float">
            <text:p>84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M12]/([.E12]+[.I12]+[.M12])" office:value-type="percentage" office:value="0.018142333009604" calcext:value-type="percentage">
            <text:p>1.81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68579" calcext:value-type="float">
            <text:p>68579</text:p>
          </table:table-cell>
          <table:table-cell office:value-type="float" office:value="1805" calcext:value-type="float">
            <text:p>1805</text:p>
          </table:table-cell>
          <table:table-cell office:value-type="float" office:value="66774" calcext:value-type="float">
            <text:p>66774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84" calcext:value-type="float">
            <text:p>84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[.M13]/([.E13]+[.I13]+[.M13])" office:value-type="percentage" office:value="0.0147959705835051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83696" calcext:value-type="float">
            <text:p>83696</text:p>
          </table:table-cell>
          <table:table-cell office:value-type="float" office:value="1806" calcext:value-type="float">
            <text:p>1806</text:p>
          </table:table-cell>
          <table:table-cell office:value-type="float" office:value="81890" calcext:value-type="float">
            <text:p>81890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86" calcext:value-type="float">
            <text:p>86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M14]/([.E14]+[.I14]+[.M14])" office:value-type="percentage" office:value="0.00436337191685352" calcext:value-type="percentage">
            <text:p>0.44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73153" calcext:value-type="float">
            <text:p>73153</text:p>
          </table:table-cell>
          <table:table-cell office:value-type="float" office:value="1804" calcext:value-type="float">
            <text:p>1804</text:p>
          </table:table-cell>
          <table:table-cell office:value-type="float" office:value="71349" calcext:value-type="float">
            <text:p>71349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89" calcext:value-type="float">
            <text:p>8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[.M15]/([.E15]+[.I15]+[.M15])" office:value-type="percentage" office:value="0.010560956131413" calcext:value-type="percentage">
            <text:p>1.06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73565" calcext:value-type="float">
            <text:p>73565</text:p>
          </table:table-cell>
          <table:table-cell office:value-type="float" office:value="1498" calcext:value-type="float">
            <text:p>1498</text:p>
          </table:table-cell>
          <table:table-cell office:value-type="float" office:value="72067" calcext:value-type="float">
            <text:p>72067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72" calcext:value-type="float">
            <text:p>72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/>
          <table:table-cell table:formula="of:=[.M16]/([.E16]+[.I16]+[.M16])" office:value-type="percentage" office:value="0.0134944912157224" calcext:value-type="percentage">
            <text:p>1.35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74664" calcext:value-type="float">
            <text:p>74664</text:p>
          </table:table-cell>
          <table:table-cell office:value-type="float" office:value="1564" calcext:value-type="float">
            <text:p>1564</text:p>
          </table:table-cell>
          <table:table-cell office:value-type="float" office:value="73100" calcext:value-type="float">
            <text:p>73100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72" calcext:value-type="float">
            <text:p>72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float" office:value="1347" calcext:value-type="float">
            <text:p>1347</text:p>
          </table:table-cell>
          <table:table-cell office:value-type="float" office:value="4" calcext:value-type="float">
            <text:p>4</text:p>
          </table:table-cell>
          <table:table-cell office:value-type="float" office:value="1343" calcext:value-type="float">
            <text:p>1343</text:p>
          </table:table-cell>
          <table:table-cell/>
          <table:table-cell table:formula="of:=[.M17]/([.E17]+[.I17]+[.M17])" office:value-type="percentage" office:value="0.0178637935621176" calcext:value-type="percentage">
            <text:p>1.79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74480" calcext:value-type="float">
            <text:p>74480</text:p>
          </table:table-cell>
          <table:table-cell office:value-type="float" office:value="2012" calcext:value-type="float">
            <text:p>2012</text:p>
          </table:table-cell>
          <table:table-cell office:value-type="float" office:value="72468" calcext:value-type="float">
            <text:p>72468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87" calcext:value-type="float">
            <text:p>87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M18]/([.E18]+[.I18]+[.M18])" office:value-type="percentage" office:value="0.0180347006964293" calcext:value-type="percentage">
            <text:p>1.80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70893" calcext:value-type="float">
            <text:p>70893</text:p>
          </table:table-cell>
          <table:table-cell office:value-type="float" office:value="672" calcext:value-type="float">
            <text:p>672</text:p>
          </table:table-cell>
          <table:table-cell office:value-type="float" office:value="70221" calcext:value-type="float">
            <text:p>70221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31" calcext:value-type="float">
            <text:p>31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/>
          <table:table-cell table:formula="of:=[.M19]/([.E19]+[.I19]+[.M19])" office:value-type="percentage" office:value="0.0180961070559611" calcext:value-type="percentage">
            <text:p>1.81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72995" calcext:value-type="float">
            <text:p>72995</text:p>
          </table:table-cell>
          <table:table-cell office:value-type="float" office:value="1450" calcext:value-type="float">
            <text:p>1450</text:p>
          </table:table-cell>
          <table:table-cell office:value-type="float" office:value="71545" calcext:value-type="float">
            <text:p>71545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7" calcext:value-type="float">
            <text:p>67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2" calcext:value-type="float">
            <text:p>2</text:p>
          </table:table-cell>
          <table:table-cell office:value-type="float" office:value="1523" calcext:value-type="float">
            <text:p>1523</text:p>
          </table:table-cell>
          <table:table-cell/>
          <table:table-cell table:formula="of:=[.M20]/([.E20]+[.I20]+[.M20])" office:value-type="percentage" office:value="0.0205908199824241" calcext:value-type="percentage">
            <text:p>2.06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72880" calcext:value-type="float">
            <text:p>72880</text:p>
          </table:table-cell>
          <table:table-cell office:value-type="float" office:value="881" calcext:value-type="float">
            <text:p>881</text:p>
          </table:table-cell>
          <table:table-cell office:value-type="float" office:value="71999" calcext:value-type="float">
            <text:p>71999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43" calcext:value-type="float">
            <text:p>43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[.M21]/([.E21]+[.I21]+[.M21])" office:value-type="percentage" office:value="0.0146509234685587" calcext:value-type="percentage">
            <text:p>1.47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74257" calcext:value-type="float">
            <text:p>74257</text:p>
          </table:table-cell>
          <table:table-cell office:value-type="float" office:value="934" calcext:value-type="float">
            <text:p>934</text:p>
          </table:table-cell>
          <table:table-cell office:value-type="float" office:value="73323" calcext:value-type="float">
            <text:p>7332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41" calcext:value-type="float">
            <text:p>41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table:formula="of:=[.M22]/([.E22]+[.I22]+[.M22])" office:value-type="percentage" office:value="0.0128923766816144" calcext:value-type="percentage">
            <text:p>1.29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72570" calcext:value-type="float">
            <text:p>72570</text:p>
          </table:table-cell>
          <table:table-cell office:value-type="float" office:value="773" calcext:value-type="float">
            <text:p>773</text:p>
          </table:table-cell>
          <table:table-cell office:value-type="float" office:value="71797" calcext:value-type="float">
            <text:p>71797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43" calcext:value-type="float">
            <text:p>43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/>
          <table:table-cell table:formula="of:=[.M23]/([.E23]+[.I23]+[.M23])" office:value-type="percentage" office:value="0.0161347229007219" calcext:value-type="percentage">
            <text:p>1.61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75750" calcext:value-type="float">
            <text:p>75750</text:p>
          </table:table-cell>
          <table:table-cell office:value-type="float" office:value="829" calcext:value-type="float">
            <text:p>829</text:p>
          </table:table-cell>
          <table:table-cell office:value-type="float" office:value="74921" calcext:value-type="float">
            <text:p>7492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41" calcext:value-type="float">
            <text:p>41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M24]/([.E24]+[.I24]+[.M24])" office:value-type="percentage" office:value="0.00932688770952656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72433" calcext:value-type="float">
            <text:p>72433</text:p>
          </table:table-cell>
          <table:table-cell office:value-type="float" office:value="888" calcext:value-type="float">
            <text:p>888</text:p>
          </table:table-cell>
          <table:table-cell office:value-type="float" office:value="71545" calcext:value-type="float">
            <text:p>71545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40" calcext:value-type="float">
            <text:p>40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1348" calcext:value-type="float">
            <text:p>1348</text:p>
          </table:table-cell>
          <table:table-cell office:value-type="float" office:value="2" calcext:value-type="float">
            <text:p>2</text:p>
          </table:table-cell>
          <table:table-cell office:value-type="float" office:value="1346" calcext:value-type="float">
            <text:p>1346</text:p>
          </table:table-cell>
          <table:table-cell/>
          <table:table-cell table:formula="of:=[.M25]/([.E25]+[.I25]+[.M25])" office:value-type="percentage" office:value="0.0182863042917114" calcext:value-type="percentage">
            <text:p>1.83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72579" calcext:value-type="float">
            <text:p>72579</text:p>
          </table:table-cell>
          <table:table-cell office:value-type="float" office:value="1060" calcext:value-type="float">
            <text:p>1060</text:p>
          </table:table-cell>
          <table:table-cell office:value-type="float" office:value="71519" calcext:value-type="float">
            <text:p>71519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52" calcext:value-type="float">
            <text:p>52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/>
          <table:table-cell table:formula="of:=[.M26]/([.E26]+[.I26]+[.M26])" office:value-type="percentage" office:value="0.0157800065409354" calcext:value-type="percentage">
            <text:p>1.5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77029" calcext:value-type="float">
            <text:p>77029</text:p>
          </table:table-cell>
          <table:table-cell office:value-type="float" office:value="769" calcext:value-type="float">
            <text:p>769</text:p>
          </table:table-cell>
          <table:table-cell office:value-type="float" office:value="76260" calcext:value-type="float">
            <text:p>76260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38" calcext:value-type="float">
            <text:p>38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  <table:table-cell table:formula="of:=[.M27]/([.E27]+[.I27]+[.M27])" office:value-type="percentage" office:value="0.00923584954336721" calcext:value-type="percentage">
            <text:p>0.9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72076" calcext:value-type="float">
            <text:p>72076</text:p>
          </table:table-cell>
          <table:table-cell office:value-type="float" office:value="770" calcext:value-type="float">
            <text:p>770</text:p>
          </table:table-cell>
          <table:table-cell office:value-type="float" office:value="71306" calcext:value-type="float">
            <text:p>71306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36" calcext:value-type="float">
            <text:p>36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office:value-type="float" office:value="935" calcext:value-type="float">
            <text:p>935</text:p>
          </table:table-cell>
          <table:table-cell/>
          <table:table-cell table:formula="of:=[.M28]/([.E28]+[.I28]+[.M28])" office:value-type="percentage" office:value="0.0128305408038643" calcext:value-type="percentage">
            <text:p>1.28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64653" calcext:value-type="float">
            <text:p>64653</text:p>
          </table:table-cell>
          <table:table-cell office:value-type="float" office:value="836" calcext:value-type="float">
            <text:p>836</text:p>
          </table:table-cell>
          <table:table-cell office:value-type="float" office:value="63817" calcext:value-type="float">
            <text:p>63817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40" calcext:value-type="float">
            <text:p>40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2" calcext:value-type="float">
            <text:p>2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[.M29]/([.E29]+[.I29]+[.M29])" office:value-type="percentage" office:value="0.0137141631295874" calcext:value-type="percentage">
            <text:p>1.37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77278" calcext:value-type="float">
            <text:p>77278</text:p>
          </table:table-cell>
          <table:table-cell office:value-type="float" office:value="933" calcext:value-type="float">
            <text:p>933</text:p>
          </table:table-cell>
          <table:table-cell office:value-type="float" office:value="76345" calcext:value-type="float">
            <text:p>7634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2" calcext:value-type="float">
            <text:p>4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[.M30]/([.E30]+[.I30]+[.M30])" office:value-type="percentage" office:value="0.00882451742939094" calcext:value-type="percentage">
            <text:p>0.88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72045" calcext:value-type="float">
            <text:p>72045</text:p>
          </table:table-cell>
          <table:table-cell office:value-type="float" office:value="1116" calcext:value-type="float">
            <text:p>1116</text:p>
          </table:table-cell>
          <table:table-cell office:value-type="float" office:value="70929" calcext:value-type="float">
            <text:p>70929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56" calcext:value-type="float">
            <text:p>56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13" calcext:value-type="float">
            <text:p>13</text:p>
          </table:table-cell>
          <table:table-cell office:value-type="float" office:value="1463" calcext:value-type="float">
            <text:p>1463</text:p>
          </table:table-cell>
          <table:table-cell/>
          <table:table-cell table:formula="of:=[.M31]/([.E31]+[.I31]+[.M31])" office:value-type="percentage" office:value="0.0199574386816904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71956" calcext:value-type="float">
            <text:p>71956</text:p>
          </table:table-cell>
          <table:table-cell office:value-type="float" office:value="660" calcext:value-type="float">
            <text:p>660</text:p>
          </table:table-cell>
          <table:table-cell office:value-type="float" office:value="71296" calcext:value-type="float">
            <text:p>7129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32" calcext:value-type="float">
            <text:p>32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/>
          <table:table-cell table:formula="of:=[.M32]/([.E32]+[.I32]+[.M32])" office:value-type="percentage" office:value="0.018034081010453" calcext:value-type="percentage">
            <text:p>1.80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74948" calcext:value-type="float">
            <text:p>74948</text:p>
          </table:table-cell>
          <table:table-cell office:value-type="float" office:value="662" calcext:value-type="float">
            <text:p>662</text:p>
          </table:table-cell>
          <table:table-cell office:value-type="float" office:value="74286" calcext:value-type="float">
            <text:p>74286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35" calcext:value-type="float">
            <text:p>35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M33]/([.E33]+[.I33]+[.M33])" office:value-type="percentage" office:value="0.00863518972253493" calcext:value-type="percentage">
            <text:p>0.86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138941696991728" calcext:value-type="percentage">
            <text:p>1.3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08:05:25.590291141</dc:date>
    <meta:editing-duration>PT3M44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